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10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2.5134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 style:data-style-name="N11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4" style:family="table-cell" style:parent-style-name="Default" style:data-style-name="N100"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 style:data-style-name="N0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1"/>
    <style:style style:name="ce28" style:family="table-cell" style:parent-style-name="Default" style:data-style-name="N11">
      <style:table-cell-properties fo:background-color="transparent"/>
    </style:style>
    <style:style style:name="ce29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/>
    <style:style style:name="ce36" style:family="table-cell" style:parent-style-name="Default" style:data-style-name="N99"/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06in" table:end-y="0.1287in" draw:z-index="1" draw:style-name="gr1" svg:width="7.8437in" svg:height="2.7571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6">
          <table:table-cell table:number-columns-repeated="14"/>
        </table:table-row>
        <table:table-row table:style-name="ro6">
          <table:table-cell table:number-columns-repeated="13"/>
          <table:table-cell>
            <draw:g table:end-cell-address="Charts.Q31" table:end-x="0.1736in" table:end-y="0.1425in" draw:z-index="0">
              <draw:custom-shape draw:style-name="gr2" draw:text-style-name="P1" svg:width="2.1681in" svg:height="0.4472in" svg:x="0.6764in" svg:y="0.1547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1106in" svg:x="0.911in" svg:y="0.2122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1102in" svg:x="0.911in" svg:y="0.4343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638in" svg:height="3.8449in" svg:x="1.163in" svg:y="0.1929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508in" svg:height="3.8449in" svg:x="1.163in" svg:y="0.3874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6" table:number-rows-repeated="16">
          <table:table-cell table:number-columns-repeated="14"/>
        </table:table-row>
        <table:table-row table:style-name="ro6">
          <table:table-cell table:number-columns-repeated="2"/>
          <table:table-cell>
            <draw:frame table:end-cell-address="Charts.L41" table:end-x="0.2295in" table:end-y="0.0606in" draw:z-index="2" draw:style-name="gr1" svg:width="7.8437in" svg:height="2.7563in" svg:x="0.4177in" svg:y="0.1488in">
              <draw:object draw:notify-on-update-of-ranges="'PCA Conf (multiple rules, types)'.R3:'PCA Conf (multiple rules, types)'.R10 'PCA Confidence'.J2:'PCA Confidence'.J4 'PCA Confidence'.A1:'PCA Confidence'.A1 'PCA Confidence'.M2:'PCA Confidence'.M4 'PCA Conf (multiple rules, types)'.S3:'PCA Conf (multiple rules, types)'.S10 'PCA Conf (multiple rules, types)'.R2:'PCA Conf (multiple rules, types)'.R2 'PCA Conf (multiple rules, types)'.R3:'PCA Conf (multiple rules, types)'.R10 'Std Confidence'.J2:'Std Confidence'.J12 'Std Confidence'.A1:'Std Confidence'.A1 'Std Confidence'.M2:'Std Confidence'.M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8" table:default-cell-style-name="Default"/>
        <table:table-column table:style-name="co10" table:number-columns-repeated="4" table:default-cell-style-name="Default"/>
        <table:table-column table:style-name="co29" table:default-cell-style-name="Default"/>
        <table:table-column table:style-name="co10" table:default-cell-style-name="ce36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6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6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6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6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6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6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6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6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6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6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6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0:07:08.109532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03-04T10:16:24.331950381</dc:date>
    <meta:editing-duration>P7DT7H51M22S</meta:editing-duration>
    <meta:editing-cycles>95</meta:editing-cycles>
    <meta:generator>LibreOffice/4.2.7.2$Linux_X86_64 LibreOffice_project/420m0$Build-2</meta:generator>
    <meta:document-statistic meta:table-count="6" meta:cell-count="50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24cm" svg:height="7.002cm" xlink:href=".." xlink:type="simple" chart:class="chart:scatter" chart:style-name="ch1">
        <chart:legend svg:x="13.47cm" svg:y="0.417cm" style:legend-expansion="custom" chartooo:width="6.161cm" chartooo:height="1.594cm" style:legend-expansion-aspect-ratio="3.86511919698871" chart:style-name="ch2"/>
        <chart:plot-area chart:style-name="ch3" table:cell-range-address="'PCA Conf (multiple rules, types)'.R2:'PCA Conf (multiple rules, types)'.R10 'PCA Confidence'.J2:'PCA Confidence'.J4 'PCA Confidence'.A1:'PCA Confidence'.A1 'PCA Confidence'.M2:'PCA Confidence'.M4 'Std Confidence'.A1:'Std Confidence'.A1 'Std Confidence'.M2:'Std Confidence'.M30" chart:data-source-has-labels="both" svg:x="1.859cm" svg:y="0.055cm" svg:width="17.654cm" svg:height="5.699cm">
          <chartooo:coordinate-region svg:x="3.618cm" svg:y="0.294cm" svg:width="15.364cm" svg:height="4.734cm"/>
          <chart:axis chart:dimension="x" chart:name="primary-x" chart:style-name="ch4" chartooo:axis-type="auto">
            <chart:title svg:x="6.078cm" svg:y="5.895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0.556cm" svg:y="5.454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4" chart:label-cell-address="'PCA Confidence'.A1:'PCA Confidence'.A1" chart:class="chart:scatter">
            <chart:domain table:cell-range-address="'PCA Confidence'.J2:'PCA Confidence'.J4"/>
            <chart:data-point chart:repeated="3"/>
          </chart:series>
          <chart:series chart:style-name="ch10" chart:values-cell-range-address="'PCA Conf (multiple rules, types)'.R3:'PCA Conf (multiple rules, types)'.R10" chart:label-cell-address="'PCA Conf (multiple rules, types)'.R2:'PCA Conf (multiple rules, types)'.R2" chart:class="chart:scatter">
            <chart:domain table:cell-range-address="'PCA Conf (multiple rules, types)'.S3:'PCA Conf (multiple rules, types)'.S10"/>
            <chart:data-point chart:repeated="8"/>
          </chart:series>
          <chart:series chart:style-name="ch11" chart:values-cell-range-address="'Std Confidence'.M2:'Std Confidence'.M30" chart:label-cell-address="'Std Confidence'.A1:'Std Confidence'.A1" chart:class="chart:scatter">
            <chart:domain table:cell-range-address="'Std Confidence'.J2:'Std Confidence'.J12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PCA types + multiples rules</text:p>
                <draw:g>
                  <svg:desc>'PCA Conf (multiple rules, types)'.R2:'PCA Conf (multiple rules, types)'.R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4</svg:desc>
                </draw:g>
              </table:table-cell>
              <table:table-cell office:value-type="float" office:value="1">
                <text:p>1</text:p>
                <draw:g>
                  <svg:desc>'PCA Confidence'.M2:'PCA Confidence'.M4</svg:desc>
                </draw:g>
              </table:table-cell>
              <table:table-cell office:value-type="float" office:value="1664">
                <text:p>1664</text:p>
                <draw:g>
                  <svg:desc>'PCA Conf (multiple rules, types)'.S3:'PCA Conf (multiple rules, types)'.S10</svg:desc>
                </draw:g>
              </table:table-cell>
              <table:table-cell office:value-type="float" office:value="1">
                <text:p>1</text:p>
                <draw:g>
                  <svg:desc>'PCA Conf (multiple rules, types)'.R3:'PCA Conf (multiple rules, types)'.R10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12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8333">
                <text:p>8333</text:p>
              </table:table-cell>
              <table:table-cell office:value-type="float" office:value="0.775">
                <text:p>0.775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9061">
                <text:p>9061</text:p>
              </table:table-cell>
              <table:table-cell office:value-type="float" office:value="0.773584905660377">
                <text:p>0.773584905660377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1">
                <text:p>10861</text:p>
              </table:table-cell>
              <table:table-cell office:value-type="float" office:value="0.805970149253731">
                <text:p>0.80597014925373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36">
                <text:p>15536</text:p>
              </table:table-cell>
              <table:table-cell office:value-type="float" office:value="0.831325301204819">
                <text:p>0.831325301204819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63">
                <text:p>17063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12">
                <text:p>22412</text:p>
              </table:table-cell>
              <table:table-cell office:value-type="float" office:value="0.754237288135593">
                <text:p>0.754237288135593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9">
                <text:p>27309</text:p>
              </table:table-cell>
              <table:table-cell office:value-type="float" office:value="0.644927536231884">
                <text:p>0.644927536231884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118343195266">
                <text:p>0.420118343195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369565217391">
                <text:p>0.448369565217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811320754717">
                <text:p>0.419811320754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096916299559">
                <text:p>0.414096916299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413223140496">
                <text:p>0.450413223140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24171539961">
                <text:p>0.45224171539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038674033149">
                <text:p>0.453038674033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064572425829">
                <text:p>0.431064572425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618573797678">
                <text:p>0.409618573797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044374009509">
                <text:p>0.412044374009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95915279879">
                <text:p>0.40695915279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202898550725">
                <text:p>0.394202898550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510040160643">
                <text:p>0.377510040160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934362934363">
                <text:p>0.362934362934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16625310174">
                <text:p>0.351116625310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870813397129">
                <text:p>0.352870813397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